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54.27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35.21mm"/>
    </style:style>
    <style:style style:name="co17" style:family="table-column">
      <style:table-column-properties fo:break-before="auto" style:column-width="41.2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43.11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18.87mm"/>
    </style:style>
    <style:style style:name="co22" style:family="table-column">
      <style:table-column-properties fo:break-before="auto" style:column-width="38.21mm"/>
    </style:style>
    <style:style style:name="co23" style:family="table-column">
      <style:table-column-properties fo:break-before="auto" style:column-width="24.04mm"/>
    </style:style>
    <style:style style:name="co24" style:family="table-column">
      <style:table-column-properties fo:break-before="auto" style:column-width="29.21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00ff"/>
    </style:style>
    <style:style style:name="ce3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e16173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77bc65"/>
    </style:style>
    <style:style style:name="ce3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c9211e"/>
    </style:style>
    <style:style style:name="ce4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be3f3f"/>
    </style:style>
    <style:style style:name="ce48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5f9f7e"/>
      <style:text-properties fo:color="#5f9f7e"/>
    </style:style>
    <style:style style:name="ce51" style:family="table-cell" style:parent-style-name="Default">
      <style:table-cell-properties fo:background-color="#5f9f7e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56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ff"/>
    </style:style>
    <style:style style:name="ce29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e16173"/>
    </style:style>
    <style:style style:name="ce31" style:family="table-cell" style:parent-style-name="Default">
      <style:table-cell-properties fo:background-color="#2a6099"/>
    </style:style>
    <style:style style:name="ce47" style:family="table-cell" style:parent-style-name="Default">
      <style:table-cell-properties fo:background-color="#77bc65"/>
    </style:style>
    <style:style style:name="ce52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c9211e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65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fo:background-color="#be3f3f"/>
    </style:style>
    <style:style style:name="ce67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68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5f9f7e"/>
      <style:text-properties fo:color="#5f9f7e"/>
    </style:style>
    <style:style style:name="ce70" style:family="table-cell" style:parent-style-name="Default">
      <style:table-cell-properties fo:background-color="#5f9f7e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/>
    </style:style>
    <style:style style:name="ce76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ce34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row table:style-name="ro3">
          <table:table-cell table:style-name="ce27" office:value-type="string" calcext:value-type="string">
            <text:p>AGH Racing Logger – log file specification (rozszerzenie .aghlog)</text:p>
          </table:table-cell>
          <table:table-cell table:number-columns-repeated="13"/>
        </table:table-row>
        <table:table-row table:style-name="ro3">
          <table:table-cell table:style-name="ce27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8" office:value-type="string" calcext:value-type="string">
            <text:p>VERSION</text:p>
          </table:table-cell>
          <table:table-cell table:style-name="ce28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29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0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31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47" office:value-type="string" calcext:value-type="string">
            <text:p>SPEED_UNKNOWN</text:p>
          </table:table-cell>
          <table:table-cell table:style-name="ce65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SPEED_50kbps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SPEED_125 kbps</text:p>
          </table:table-cell>
          <table:table-cell table:style-name="ce47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<text:span text:style-name="T1">SPEED_</text:span>250kbps</text:p>
          </table:table-cell>
          <table:table-cell table:style-name="ce47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<text:span text:style-name="T2">SPEED_</text:span>500KBPS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SPEED_1MBPS</text:p>
          </table:table-cell>
          <table:table-cell table:style-name="ce47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0" office:value-type="string" calcext:value-type="string">
            <text:p>GPS FREQUENCY</text:p>
          </table:table-cell>
          <table:table-cell table:number-columns-repeated="13"/>
        </table:table-row>
        <table:table-row table:style-name="ro2">
          <table:table-cell table:style-name="ce31" office:value-type="string" calcext:value-type="string">
            <text:p>uint8_t</text:p>
          </table:table-cell>
          <table:table-cell table:number-columns-repeated="13"/>
        </table:table-row>
        <table:table-row table:style-name="ro2">
          <table:table-cell table:style-name="ce47" office:value-type="string" calcext:value-type="string">
            <text:p>GPS_OFF</text:p>
          </table:table-cell>
          <table:table-cell table:style-name="ce47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GPS_FREQ_0.5Hz</text:p>
          </table:table-cell>
          <table:table-cell table:style-name="ce47" office:value-type="string" calcext:value-type="string">
            <text:p>0x01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GPS_FREQ_1Hz</text:p>
          </table:table-cell>
          <table:table-cell table:style-name="ce47" office:value-type="string" calcext:value-type="string">
            <text:p>0x02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GPS_FREQ_2Hz</text:p>
          </table:table-cell>
          <table:table-cell table:style-name="ce47" office:value-type="string" calcext:value-type="string">
            <text:p>0x03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GPS_FREQ_5Hz</text:p>
          </table:table-cell>
          <table:table-cell table:style-name="ce47" office:value-type="string" calcext:value-type="string">
            <text:p>0x04</text:p>
          </table:table-cell>
          <table:table-cell table:number-columns-repeated="12"/>
        </table:table-row>
        <table:table-row table:style-name="ro2">
          <table:table-cell table:style-name="ce47" office:value-type="string" calcext:value-type="string">
            <text:p>GPS_FREQ_10Hz</text:p>
          </table:table-cell>
          <table:table-cell table:style-name="ce47" office:value-type="string" calcext:value-type="string">
            <text:p>0x05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0" office:value-type="string" calcext:value-type="string">
            <text:p>START_LOG_TRIGGER</text:p>
          </table:table-cell>
          <table:table-cell table:style-name="ce30"/>
          <table:table-cell table:number-columns-repeated="12"/>
        </table:table-row>
        <table:table-row table:style-name="ro2">
          <table:table-cell table:style-name="ce55" office:value-type="string" calcext:value-type="string">
            <text:p>00000 FRAME_ID</text:p>
          </table:table-cell>
          <table:table-cell table:style-name="ce55" office:value-type="string" calcext:value-type="string">
            <text:p>SIGNAL_INDEX</text:p>
          </table:table-cell>
          <table:table-cell table:style-name="ce55" office:value-type="string" calcext:value-type="string">
            <text:p>COMPARE_CONST_VALUE</text:p>
          </table:table-cell>
          <table:table-cell table:style-name="ce55" office:value-type="string" calcext:value-type="string">
            <text:p>COMPARE_OPERATOR</text:p>
          </table:table-cell>
          <table:table-cell table:style-name="ce55"/>
          <table:table-cell table:number-columns-repeated="9"/>
        </table:table-row>
        <table:table-row table:style-name="ro2">
          <table:table-cell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8_t</text:p>
          </table:table-cell>
          <table:table-cell table:style-name="ce31" office:value-type="string" calcext:value-type="string">
            <text:p>uint64_t / int64_t</text:p>
          </table:table-cell>
          <table:table-cell table:style-name="ce31" office:value-type="string" calcext:value-type="string">
            <text:p>uint8_t</text:p>
          </table:table-cell>
          <table:table-cell table:style-name="ce31"/>
          <table:table-cell table:number-columns-repeated="9"/>
        </table:table-row>
        <table:table-row table:style-name="ro2">
          <table:table-cell table:style-name="ce63"/>
          <table:table-cell table:number-columns-repeated="2"/>
          <table:table-cell table:style-name="ce47" office:value-type="string" calcext:value-type="string">
            <text:p>CMP_EQUAL</text:p>
          </table:table-cell>
          <table:table-cell table:style-name="ce47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EUQAL</text:p>
          </table:table-cell>
          <table:table-cell table:style-name="ce47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</text:p>
          </table:table-cell>
          <table:table-cell table:style-name="ce47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_OR_EQUAL</text:p>
          </table:table-cell>
          <table:table-cell table:style-name="ce47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</text:p>
          </table:table-cell>
          <table:table-cell table:style-name="ce47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_OR_EQUAL</text:p>
          </table:table-cell>
          <table:table-cell table:style-name="ce47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AND</text:p>
          </table:table-cell>
          <table:table-cell table:style-name="ce47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OR</text:p>
          </table:table-cell>
          <table:table-cell table:style-name="ce47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XOR</text:p>
          </table:table-cell>
          <table:table-cell table:style-name="ce47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AND</text:p>
          </table:table-cell>
          <table:table-cell table:style-name="ce47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OR</text:p>
          </table:table-cell>
          <table:table-cell table:style-name="ce47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XOR</text:p>
          </table:table-cell>
          <table:table-cell table:style-name="ce47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30" office:value-type="string" calcext:value-type="string">
            <text:p>STOP_LOG_TRIGGER</text:p>
          </table:table-cell>
          <table:table-cell table:style-name="ce30"/>
          <table:table-cell table:number-columns-repeated="12"/>
        </table:table-row>
        <table:table-row table:style-name="ro2">
          <table:table-cell table:style-name="ce55" office:value-type="string" calcext:value-type="string">
            <text:p>00000 FRAME_ID</text:p>
          </table:table-cell>
          <table:table-cell table:style-name="ce55" office:value-type="string" calcext:value-type="string">
            <text:p>SIGNAL_INDEX</text:p>
          </table:table-cell>
          <table:table-cell table:style-name="ce55" office:value-type="string" calcext:value-type="string">
            <text:p>COMPARE_CONST_VALUE</text:p>
          </table:table-cell>
          <table:table-cell table:style-name="ce55" office:value-type="string" calcext:value-type="string">
            <text:p>COMPARE_OPERATOR</text:p>
          </table:table-cell>
          <table:table-cell table:style-name="ce55"/>
          <table:table-cell table:number-columns-repeated="9"/>
        </table:table-row>
        <table:table-row table:style-name="ro2">
          <table:table-cell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8_t</text:p>
          </table:table-cell>
          <table:table-cell table:style-name="ce31" office:value-type="string" calcext:value-type="string">
            <text:p>uint64_t / int64_t</text:p>
          </table:table-cell>
          <table:table-cell table:style-name="ce31" office:value-type="string" calcext:value-type="string">
            <text:p>uint8_t</text:p>
          </table:table-cell>
          <table:table-cell table:style-name="ce31"/>
          <table:table-cell table:number-columns-repeated="9"/>
        </table:table-row>
        <table:table-row table:style-name="ro2">
          <table:table-cell table:style-name="ce63"/>
          <table:table-cell table:number-columns-repeated="2"/>
          <table:table-cell table:style-name="ce47" office:value-type="string" calcext:value-type="string">
            <text:p>CMP_EQUAL</text:p>
          </table:table-cell>
          <table:table-cell table:style-name="ce47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EUQAL</text:p>
          </table:table-cell>
          <table:table-cell table:style-name="ce47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</text:p>
          </table:table-cell>
          <table:table-cell table:style-name="ce47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_OR_EQUAL</text:p>
          </table:table-cell>
          <table:table-cell table:style-name="ce47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</text:p>
          </table:table-cell>
          <table:table-cell table:style-name="ce47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_OR_EQUAL</text:p>
          </table:table-cell>
          <table:table-cell table:style-name="ce47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AND</text:p>
          </table:table-cell>
          <table:table-cell table:style-name="ce47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OR</text:p>
          </table:table-cell>
          <table:table-cell table:style-name="ce47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XOR</text:p>
          </table:table-cell>
          <table:table-cell table:style-name="ce47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AND</text:p>
          </table:table-cell>
          <table:table-cell table:style-name="ce47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OR</text:p>
          </table:table-cell>
          <table:table-cell table:style-name="ce47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XOR</text:p>
          </table:table-cell>
          <table:table-cell table:style-name="ce47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9"/>
        </table:table-row>
        <table:table-row table:style-name="ro2">
          <table:table-cell table:style-name="ce28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29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4" office:value-type="string" calcext:value-type="string" table:number-columns-spanned="1" table:number-rows-spanned="12">
            <text:p>NUMBER OF FRAMES times</text:p>
          </table:table-cell>
          <table:table-cell table:style-name="ce66" office:value-type="string" calcext:value-type="string">
            <text:p>00000 FRAME_ID</text:p>
          </table:table-cell>
          <table:table-cell table:style-name="ce66" office:value-type="string" calcext:value-type="string">
            <text:p>DLC (in <text:span text:style-name="T3">!BYTES!</text:span><text:span text:style-name="T2">)</text:span></text:p>
          </table:table-cell>
          <table:table-cell table:style-name="ce66" office:value-type="string" calcext:value-type="string">
            <text:p>MODULE NAME ASCII</text:p>
          </table:table-cell>
          <table:table-cell table:style-name="ce66" office:value-type="string" calcext:value-type="string">
            <text:p>\0</text:p>
          </table:table-cell>
          <table:table-cell table:number-columns-repeated="9"/>
        </table:table-row>
        <table:table-row table:style-name="ro2">
          <table:covered-table-cell/>
          <table:table-cell table:style-name="ce62" office:value-type="string" calcext:value-type="string">
            <text:p>uint16_t</text:p>
          </table:table-cell>
          <table:table-cell table:style-name="ce62" office:value-type="string" calcext:value-type="string">
            <text:p>uint8_t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number-columns-repeated="9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67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0" office:value-type="string" calcext:value-type="string">
            <text:p>length (in <text:span text:style-name="T3">!BITS!</text:span>)</text:p>
          </table:table-cell>
          <table:table-cell table:style-name="ce70" office:value-type="string" calcext:value-type="string">
            <text:p>value type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DIVIDER</text:p>
          </table:table-cell>
          <table:table-cell table:style-name="ce70" office:value-type="string" calcext:value-type="string">
            <text:p>OFFSET</text:p>
          </table:table-cell>
          <table:table-cell table:style-name="ce70" office:value-type="string" calcext:value-type="string">
            <text:p>CHANNEL NAME ASCII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UNIT NAME ASCII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COMMENT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Defined named values</text:p>
          </table:table-cell>
        </table:table-row>
        <table:table-row table:style-name="ro2">
          <table:covered-table-cell/>
          <table:covered-table-cell table:style-name="ce68"/>
          <table:table-cell table:style-name="ce31" office:value-type="string" calcext:value-type="string">
            <text:p>uint8_t (value between 1 and 64)</text:p>
          </table:table-cell>
          <table:table-cell table:style-name="ce62" office:value-type="string" calcext:value-type="string">
            <text:p>uint8_t</text:p>
          </table:table-cell>
          <table:table-cell table:number-columns-repeated="3" table:style-name="ce62" office:value-type="string" calcext:value-type="string">
            <text:p>uint16_t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style-name="ce31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69"/>
          <table:table-cell/>
          <table:table-cell table:style-name="ce74" office:value-type="string" calcext:value-type="string">
            <text:p>Little(0)/big(1) endian integer (1&lt;&lt;0)</text:p>
          </table:table-cell>
          <table:table-cell table:style-name="ce73" table:number-columns-repeated="9"/>
          <table:table-cell/>
        </table:table-row>
        <table:table-row table:style-name="ro2">
          <table:covered-table-cell/>
          <table:covered-table-cell table:style-name="ce69"/>
          <table:table-cell/>
          <table:table-cell table:style-name="ce74" office:value-type="string" calcext:value-type="string">
            <text:p>signed(1)/usigned(0) integer (1&lt;&lt;1)</text:p>
          </table:table-cell>
          <table:table-cell table:style-name="ce73" table:number-columns-repeated="9"/>
          <table:table-cell/>
        </table:table-row>
        <table:table-row table:style-name="ro2">
          <table:covered-table-cell/>
          <table:covered-table-cell table:style-name="ce69"/>
          <table:table-cell table:style-name="ce71" office:value-type="string" calcext:value-type="string" table:number-columns-spanned="1" table:number-rows-spanned="4">
            <text:p>Defined named values for this channel times</text:p>
          </table:table-cell>
          <table:table-cell table:style-name="ce75" office:value-type="string" calcext:value-type="string">
            <text:p>value</text:p>
          </table:table-cell>
          <table:table-cell table:style-name="ce78" office:value-type="string" calcext:value-type="string">
            <text:p>given value name ASCII</text:p>
          </table:table-cell>
          <table:table-cell table:style-name="ce78" office:value-type="string" calcext:value-type="string">
            <text:p>\0</text:p>
          </table:table-cell>
          <table:table-cell table:style-name="ce63" table:number-columns-repeated="7"/>
          <table:table-cell/>
        </table:table-row>
        <table:table-row table:style-name="ro2">
          <table:covered-table-cell/>
          <table:covered-table-cell table:style-name="ce69"/>
          <table:covered-table-cell/>
          <table:table-cell table:style-name="ce76" office:value-type="string" calcext:value-type="string">
            <text:p>unit16_t</text:p>
          </table:table-cell>
          <table:table-cell table:style-name="ce79" office:value-type="string" calcext:value-type="string">
            <text:p>char[20]</text:p>
          </table:table-cell>
          <table:table-cell table:style-name="ce79" office:value-type="string" calcext:value-type="string">
            <text:p>char</text:p>
          </table:table-cell>
          <table:table-cell table:style-name="ce63" table:number-columns-repeated="7"/>
          <table:table-cell/>
        </table:table-row>
        <table:table-row table:style-name="ro2">
          <table:covered-table-cell/>
          <table:covered-table-cell table:style-name="ce69"/>
          <table:covered-table-cell/>
          <table:table-cell table:style-name="ce77"/>
          <table:table-cell table:style-name="ce63" table:number-columns-repeated="9"/>
          <table:table-cell/>
        </table:table-row>
        <table:table-row table:style-name="ro2">
          <table:covered-table-cell/>
          <table:covered-table-cell table:style-name="ce69"/>
          <table:covered-table-cell table:style-name="ce72"/>
          <table:table-cell table:style-name="ce77"/>
          <table:table-cell table:style-name="ce63" table:number-columns-repeated="9"/>
          <table:table-cell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2" table:number-columns-repeated="1007" table:default-cell-style-name="Default"/>
        <table:table-row table:style-name="ro3">
          <table:table-cell table:style-name="ce27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3">
          <table:table-cell table:style-name="ce27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>
            <text:p>VERSION</text:p>
          </table:table-cell>
          <table:table-cell table:style-name="ce28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29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SPEED_UNKNOWN</text:p>
          </table:table-cell>
          <table:table-cell table:style-name="ce65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PEED_50kbps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PEED_125 kbps</text:p>
          </table:table-cell>
          <table:table-cell table:style-name="ce47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SPEED_</text:span>250kbps</text:p>
          </table:table-cell>
          <table:table-cell table:style-name="ce47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<text:span text:style-name="T2">SPEED_</text:span>500KBPS</text:p>
          </table:table-cell>
          <table:table-cell table:style-name="ce47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SPEED_1MBPS</text:p>
          </table:table-cell>
          <table:table-cell table:style-name="ce47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47" office:value-type="string" calcext:value-type="string">
            <text:p>GPS_OFF</text:p>
          </table:table-cell>
          <table:table-cell table:style-name="ce47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0.5Hz</text:p>
          </table:table-cell>
          <table:table-cell table:style-name="ce47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1Hz</text:p>
          </table:table-cell>
          <table:table-cell table:style-name="ce47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2Hz</text:p>
          </table:table-cell>
          <table:table-cell table:style-name="ce47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5Hz</text:p>
          </table:table-cell>
          <table:table-cell table:style-name="ce47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47" office:value-type="string" calcext:value-type="string">
            <text:p>GPS_FREQ_10Hz</text:p>
          </table:table-cell>
          <table:table-cell table:style-name="ce47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START_LOG_TRIGGER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55" office:value-type="string" calcext:value-type="string">
            <text:p>00000 FRAME_ID</text:p>
          </table:table-cell>
          <table:table-cell table:style-name="ce55" office:value-type="string" calcext:value-type="string">
            <text:p>SIGNAL_INDEX</text:p>
          </table:table-cell>
          <table:table-cell table:style-name="ce55" office:value-type="string" calcext:value-type="string">
            <text:p>COMPARE_CONST_VALUE</text:p>
          </table:table-cell>
          <table:table-cell table:style-name="ce55" office:value-type="string" calcext:value-type="string">
            <text:p>COMPARE_OPERATOR</text:p>
          </table:table-cell>
          <table:table-cell table:style-name="ce55"/>
          <table:table-cell table:number-columns-repeated="1019"/>
        </table:table-row>
        <table:table-row table:style-name="ro2">
          <table:table-cell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8_t</text:p>
          </table:table-cell>
          <table:table-cell table:style-name="ce31" office:value-type="string" calcext:value-type="string">
            <text:p>uint64_t / int64_t</text:p>
          </table:table-cell>
          <table:table-cell table:style-name="ce31" office:value-type="string" calcext:value-type="string">
            <text:p>uint8_t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3"/>
          <table:table-cell table:number-columns-repeated="2"/>
          <table:table-cell table:style-name="ce47" office:value-type="string" calcext:value-type="string">
            <text:p>CMP_EQUAL</text:p>
          </table:table-cell>
          <table:table-cell table:style-name="ce47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EUQAL</text:p>
          </table:table-cell>
          <table:table-cell table:style-name="ce47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</text:p>
          </table:table-cell>
          <table:table-cell table:style-name="ce47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_OR_EQUAL</text:p>
          </table:table-cell>
          <table:table-cell table:style-name="ce47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</text:p>
          </table:table-cell>
          <table:table-cell table:style-name="ce47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_OR_EQUAL</text:p>
          </table:table-cell>
          <table:table-cell table:style-name="ce47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AND</text:p>
          </table:table-cell>
          <table:table-cell table:style-name="ce47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OR</text:p>
          </table:table-cell>
          <table:table-cell table:style-name="ce47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XOR</text:p>
          </table:table-cell>
          <table:table-cell table:style-name="ce47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AND</text:p>
          </table:table-cell>
          <table:table-cell table:style-name="ce47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OR</text:p>
          </table:table-cell>
          <table:table-cell table:style-name="ce47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XOR</text:p>
          </table:table-cell>
          <table:table-cell table:style-name="ce47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STOP_LOG_TRIGGER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55" office:value-type="string" calcext:value-type="string">
            <text:p>00000 FRAME_ID</text:p>
          </table:table-cell>
          <table:table-cell table:style-name="ce55" office:value-type="string" calcext:value-type="string">
            <text:p>SIGNAL_INDEX</text:p>
          </table:table-cell>
          <table:table-cell table:style-name="ce55" office:value-type="string" calcext:value-type="string">
            <text:p>COMPARE_CONST_VALUE</text:p>
          </table:table-cell>
          <table:table-cell table:style-name="ce55" office:value-type="string" calcext:value-type="string">
            <text:p>COMPARE_OPERATOR</text:p>
          </table:table-cell>
          <table:table-cell table:style-name="ce55"/>
          <table:table-cell table:number-columns-repeated="1019"/>
        </table:table-row>
        <table:table-row table:style-name="ro2">
          <table:table-cell table:style-name="ce62" office:value-type="string" calcext:value-type="string">
            <text:p>uint16_t</text:p>
          </table:table-cell>
          <table:table-cell table:style-name="ce31" office:value-type="string" calcext:value-type="string">
            <text:p>uint8_t</text:p>
          </table:table-cell>
          <table:table-cell table:style-name="ce31" office:value-type="string" calcext:value-type="string">
            <text:p>uint64_t / int64_t</text:p>
          </table:table-cell>
          <table:table-cell table:style-name="ce31" office:value-type="string" calcext:value-type="string">
            <text:p>uint8_t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3"/>
          <table:table-cell table:number-columns-repeated="2"/>
          <table:table-cell table:style-name="ce47" office:value-type="string" calcext:value-type="string">
            <text:p>CMP_EQUAL</text:p>
          </table:table-cell>
          <table:table-cell table:style-name="ce47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EUQAL</text:p>
          </table:table-cell>
          <table:table-cell table:style-name="ce47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</text:p>
          </table:table-cell>
          <table:table-cell table:style-name="ce47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GREATER_OR_EQUAL</text:p>
          </table:table-cell>
          <table:table-cell table:style-name="ce47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</text:p>
          </table:table-cell>
          <table:table-cell table:style-name="ce47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LESS_OR_EQUAL</text:p>
          </table:table-cell>
          <table:table-cell table:style-name="ce47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AND</text:p>
          </table:table-cell>
          <table:table-cell table:style-name="ce47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OR</text:p>
          </table:table-cell>
          <table:table-cell table:style-name="ce47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XOR</text:p>
          </table:table-cell>
          <table:table-cell table:style-name="ce47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AND</text:p>
          </table:table-cell>
          <table:table-cell table:style-name="ce47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OR</text:p>
          </table:table-cell>
          <table:table-cell table:style-name="ce47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CMP_NOT_XOR</text:p>
          </table:table-cell>
          <table:table-cell table:style-name="ce47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28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29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 table:number-columns-spanned="1" table:number-rows-spanned="12">
            <text:p>NUMBER OF FRAMES times</text:p>
          </table:table-cell>
          <table:table-cell table:style-name="ce66" office:value-type="string" calcext:value-type="string">
            <text:p>00000 FRAME_ID</text:p>
          </table:table-cell>
          <table:table-cell table:style-name="ce66" office:value-type="string" calcext:value-type="string">
            <text:p>DLC (in <text:span text:style-name="T3">!BYTES!</text:span><text:span text:style-name="T2">)</text:span></text:p>
          </table:table-cell>
          <table:table-cell table:style-name="ce66" office:value-type="string" calcext:value-type="string">
            <text:p>MODULE NAME ASCII</text:p>
          </table:table-cell>
          <table:table-cell table:style-name="ce66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/>
          <table:table-cell table:style-name="ce62" office:value-type="string" calcext:value-type="string">
            <text:p>uint16_t</text:p>
          </table:table-cell>
          <table:table-cell table:style-name="ce62" office:value-type="string" calcext:value-type="string">
            <text:p>uint8_t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67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0" office:value-type="string" calcext:value-type="string">
            <text:p>length (in <text:span text:style-name="T3">!BITS!</text:span>)</text:p>
          </table:table-cell>
          <table:table-cell table:style-name="ce70" office:value-type="string" calcext:value-type="string">
            <text:p>value type</text:p>
          </table:table-cell>
          <table:table-cell table:style-name="ce70" office:value-type="string" calcext:value-type="string">
            <text:p>MULTIPLIER</text:p>
          </table:table-cell>
          <table:table-cell table:style-name="ce70" office:value-type="string" calcext:value-type="string">
            <text:p>DIVIDER</text:p>
          </table:table-cell>
          <table:table-cell table:style-name="ce70" office:value-type="string" calcext:value-type="string">
            <text:p>OFFSET</text:p>
          </table:table-cell>
          <table:table-cell table:style-name="ce70" office:value-type="string" calcext:value-type="string">
            <text:p>CHANNEL NAME ASCII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UNIT NAME ASCII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COMMENT</text:p>
          </table:table-cell>
          <table:table-cell table:style-name="ce70" office:value-type="string" calcext:value-type="string">
            <text:p>\0</text:p>
          </table:table-cell>
          <table:table-cell table:style-name="ce70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/>
          <table:covered-table-cell table:style-name="ce68"/>
          <table:table-cell table:style-name="ce31" office:value-type="string" calcext:value-type="string">
            <text:p>uint8_t (value between 1 and 64)</text:p>
          </table:table-cell>
          <table:table-cell table:style-name="ce62" office:value-type="string" calcext:value-type="string">
            <text:p>uint8_t</text:p>
          </table:table-cell>
          <table:table-cell table:number-columns-repeated="3" table:style-name="ce62" office:value-type="string" calcext:value-type="string">
            <text:p>uint16_t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style-name="ce62" office:value-type="string" calcext:value-type="string">
            <text:p>char [20]</text:p>
          </table:table-cell>
          <table:table-cell table:style-name="ce62" office:value-type="string" calcext:value-type="string">
            <text:p>char</text:p>
          </table:table-cell>
          <table:table-cell table:style-name="ce31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/>
          <table:covered-table-cell table:style-name="ce69"/>
          <table:table-cell/>
          <table:table-cell table:style-name="ce74" office:value-type="string" calcext:value-type="string">
            <text:p>Little(0)/big(1) endian integer (1&lt;&lt;0)</text:p>
          </table:table-cell>
          <table:table-cell table:style-name="ce73" table:number-columns-repeated="9"/>
          <table:table-cell table:number-columns-repeated="1011"/>
        </table:table-row>
        <table:table-row table:style-name="ro2">
          <table:covered-table-cell/>
          <table:covered-table-cell table:style-name="ce69"/>
          <table:table-cell/>
          <table:table-cell table:style-name="ce74" office:value-type="string" calcext:value-type="string">
            <text:p>signed(1)/usigned(0) integer (1&lt;&lt;1)</text:p>
          </table:table-cell>
          <table:table-cell table:style-name="ce73" table:number-columns-repeated="9"/>
          <table:table-cell table:number-columns-repeated="1011"/>
        </table:table-row>
        <table:table-row table:style-name="ro2">
          <table:covered-table-cell/>
          <table:covered-table-cell table:style-name="ce69"/>
          <table:table-cell table:style-name="ce71" office:value-type="string" calcext:value-type="string" table:number-columns-spanned="1" table:number-rows-spanned="4">
            <text:p>Defined named values for this channel times</text:p>
          </table:table-cell>
          <table:table-cell table:style-name="ce75" office:value-type="string" calcext:value-type="string">
            <text:p>value</text:p>
          </table:table-cell>
          <table:table-cell table:style-name="ce78" office:value-type="string" calcext:value-type="string">
            <text:p>given value name ASCII</text:p>
          </table:table-cell>
          <table:table-cell table:style-name="ce78" office:value-type="string" calcext:value-type="string">
            <text:p>\0</text:p>
          </table:table-cell>
          <table:table-cell table:style-name="ce63" table:number-columns-repeated="7"/>
          <table:table-cell table:number-columns-repeated="1011"/>
        </table:table-row>
        <table:table-row table:style-name="ro2">
          <table:covered-table-cell/>
          <table:covered-table-cell table:style-name="ce69"/>
          <table:covered-table-cell/>
          <table:table-cell table:style-name="ce76" office:value-type="string" calcext:value-type="string">
            <text:p>unit16_t</text:p>
          </table:table-cell>
          <table:table-cell table:style-name="ce79" office:value-type="string" calcext:value-type="string">
            <text:p>char[20]</text:p>
          </table:table-cell>
          <table:table-cell table:style-name="ce79" office:value-type="string" calcext:value-type="string">
            <text:p>char</text:p>
          </table:table-cell>
          <table:table-cell table:style-name="ce63" table:number-columns-repeated="7"/>
          <table:table-cell table:number-columns-repeated="1011"/>
        </table:table-row>
        <table:table-row table:style-name="ro2">
          <table:covered-table-cell/>
          <table:covered-table-cell table:style-name="ce69"/>
          <table:covered-table-cell/>
          <table:table-cell table:style-name="ce77"/>
          <table:table-cell table:style-name="ce63" table:number-columns-repeated="9"/>
          <table:table-cell table:number-columns-repeated="1011"/>
        </table:table-row>
        <table:table-row table:style-name="ro2">
          <table:covered-table-cell/>
          <table:covered-table-cell table:style-name="ce69"/>
          <table:covered-table-cell table:style-name="ce72"/>
          <table:table-cell table:style-name="ce77"/>
          <table:table-cell table:style-name="ce63" table:number-columns-repeated="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uint16_t</text:p>
          </table:table-cell>
          <table:table-cell table:number-columns-repeated="5" table:style-name="ce47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34" office:value-type="string" calcext:value-type="string">
            <text:p>MS_FROM_START</text:p>
          </table:table-cell>
          <table:table-cell table:style-name="ce34" office:value-type="string" calcext:value-type="string">
            <text:p>FRAME_ID/GPS_ID</text:p>
          </table:table-cell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MONTH</text:p>
          </table:table-cell>
          <table:table-cell table:style-name="ce34" office:value-type="string" calcext:value-type="string">
            <text:p>DAY</text:p>
          </table:table-cell>
          <table:table-cell table:style-name="ce34" office:value-type="string" calcext:value-type="string">
            <text:p>HOUR</text:p>
          </table:table-cell>
          <table:table-cell table:style-name="ce34" office:value-type="string" calcext:value-type="string">
            <text:p>MINUTE</text:p>
          </table:table-cell>
          <table:table-cell table:style-name="ce34" office:value-type="string" calcext:value-type="string">
            <text:p>SECOND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3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0x800 ← GPS Data</text:p>
          </table:table-cell>
          <table:table-cell table:style-name="ce93" office:value-type="string" calcext:value-type="string">
            <text:p>uint16_t</text:p>
          </table:table-cell>
          <table:table-cell table:number-columns-repeated="5" table:style-name="ce93" office:value-type="string" calcext:value-type="string">
            <text:p>uint8_t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nSatelites</text:p>
          </table:table-cell>
          <table:table-cell table:style-name="ce93" office:value-type="string" calcext:value-type="string">
            <text:p>altitude</text:p>
          </table:table-cell>
          <table:table-cell table:style-name="ce93" office:value-type="string" calcext:value-type="string">
            <text:p>speed (km/h)</text:p>
          </table:table-cell>
          <table:table-cell table:style-name="ce93" office:value-type="string" calcext:value-type="string">
            <text:p>track angle (deg)</text:p>
          </table:table-cell>
          <table:table-cell table:style-name="ce93" office:value-type="string" calcext:value-type="string">
            <text:p>FixType</text:p>
          </table:table-cell>
          <table:table-cell table:style-name="ce93" office:value-type="string" calcext:value-type="string">
            <text:p>horizontalPrecision</text:p>
          </table:table-cell>
          <table:table-cell table:style-name="ce93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7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7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47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1017"/>
        </table:table-row>
      </table:table>
      <table:table table:name="Special Frames" table:style-name="ta1">
        <table:table-column table:style-name="co12" table:number-columns-repeated="11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0x7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.00.0000</text:date>, <text:time style:data-style-name="N2" text:time-value="22:51:26.3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9-11T22:52:22.457000000</dc:date>
    <meta:editing-duration>P6DT7H45M38S</meta:editing-duration>
    <meta:editing-cycles>54</meta:editing-cycles>
    <meta:generator>LibreOffice/6.1.4.2$Windows_x86 LibreOffice_project/9d0f32d1f0b509096fd65e0d4bec26ddd1938fd3</meta:generator>
    <meta:document-statistic meta:table-count="3" meta:cell-count="377" meta:object-count="0"/>
  </office:meta>
</office:document-meta>
</file>